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all_lstm_metrics" table:style-name="ta1">
        <table:table-column table:style-name="co1" table:default-cell-style-name="ce1"/>
        <table:table-column table:style-name="co2" table:number-columns-repeated="8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33935546875" calcext:value-type="float">
            <text:p>0.3393554687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-1" calcext:value-type="float">
            <text:p>-1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02685546875" calcext:value-type="float">
            <text:p>0.02685546875</text:p>
          </table:table-cell>
          <table:table-cell office:value-type="float" office:value="0.5693359375" calcext:value-type="float">
            <text:p>0.569335937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-1" calcext:value-type="float">
            <text:p>-1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423828125" calcext:value-type="float">
            <text:p>0.42382812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-1" calcext:value-type="float">
            <text:p>-1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0771484375" calcext:value-type="float">
            <text:p>0.0771484375</text:p>
          </table:table-cell>
          <table:table-cell office:value-type="float" office:value="0.791015625" calcext:value-type="float">
            <text:p>0.79101562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-1" calcext:value-type="float">
            <text:p>-1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12939453125" calcext:value-type="float">
            <text:p>0.1293945312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-1" calcext:value-type="float">
            <text:p>-1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4697265625" calcext:value-type="float">
            <text:p>0.469726562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90966796875" calcext:value-type="float">
            <text:p>0.90966796875</text:p>
          </table:table-cell>
          <table:table-cell table:style-name="ce3" office:value-type="float" office:value="0.02685546875" calcext:value-type="float">
            <text:p>0.02685546875</text:p>
          </table:table-cell>
          <table:table-cell office:value-type="float" office:value="0.20361328125" calcext:value-type="float">
            <text:p>0.20361328125</text:p>
          </table:table-cell>
          <table:table-cell table:style-name="ce3" office:value-type="float" office:value="0.0771484375" calcext:value-type="float">
            <text:p>0.0771484375</text:p>
          </table:table-cell>
          <table:table-cell table:number-columns-repeated="2" office:value-type="float" office:value="0.791015625" calcext:value-type="float">
            <text:p>0.791015625</text:p>
          </table:table-cell>
          <table:table-cell office:value-type="float" office:value="-1" calcext:value-type="float">
            <text:p>-1</text:p>
          </table:table-cell>
          <table:table-cell office:value-type="float" office:value="0.01220703125" calcext:value-type="float">
            <text:p>0.0122070312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4697265625" calcext:value-type="float">
            <text:p>0.4697265625</text:p>
          </table:table-cell>
          <table:table-cell table:style-name="ce3" office:value-type="float" office:value="0.01220703125" calcext:value-type="float">
            <text:p>0.0122070312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0:39:20.547185023</dc:date>
    <meta:editing-duration>PT41S</meta:editing-duration>
    <meta:editing-cycles>1</meta:editing-cycles>
    <meta:document-statistic meta:table-count="1" meta:cell-count="81" meta:object-count="0"/>
    <meta:generator>LibreOffice/6.0.7.3$Linux_X86_64 LibreOffice_project/00m0$Build-3</meta:generator>
  </office:meta>
</office:document-meta>
</file>